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StarSymbol" svg:font-family="Star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-1.251cm" fo:margin-right="0cm" fo:text-indent="0cm" style:auto-text-indent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margin-left="-1.251cm" fo:margin-right="0cm" fo:text-indent="0cm" style:auto-text-indent="false"/>
    </style:style>
    <style:style style:name="P3" style:family="paragraph" style:parent-style-name="Standard" style:list-style-name="L2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header>
          <text:p text:style-name="P1"><text:span text:style-name="T1">Banco de pruebas del instalador live (versión accesibilidad)</text:span></text:p>
          <text:p text:style-name="P2"/>
        </text:list-header>
      </text:list>
      <text:list text:style-name="L2">
        <text:list-item>
          <text:p text:style-name="P3">Comprobar si se puede realizar una instalación completa solo usando el teclado (sin ratón) usando los tabuladores y las teclas de las flechas para poderse mover por el interfaz.</text:p>
        </text:list-item>
        <text:list-item>
          <text:p text:style-name="P3">Comprobar el correcto funcionamiento de los temas de accesibilidad sobre el interfaz de ubiquity.</text:p>
          <text:list>
            <text:list-item>
              <text:p text:style-name="P3">Es necesario que este instalado el paquete de gnome-accessibility-theme</text:p>
            </text:list-item>
          </text:list>
        </text:list-item>
        <text:list-item>
          <text:p text:style-name="P3">Comprobar el funcionamiento de instalador usando orca para instalar</text:p>
          <text:list>
            <text:list-item>
              <text:p text:style-name="P3">Usando el magnificador</text:p>
            </text:list-item>
            <text:list-item>
              <text:p text:style-name="P3">Usando el lector de branley</text:p>
            </text:list-item>
            <text:list-item>
              <text:p text:style-name="P3">Usando el speacher</text:p>
            </text:list-item>
          </text:list>
        </text:list-item>
        <text:list-item>
          <text:p text:style-name="P3">Comprobar el funcionamiento del instalador usando onboard. Esto debería funcionar correctamente si la instalación por teclado ha sido satisfactoria</text:p>
          <text:p text:style-name="P3"><text:s/></text:p>
        </text:list-item>
      </text:list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StarSymbol" svg:font-family="Star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Bitstream Ver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03T17:33:57</meta:creation-date>
    <dc:date>2007-01-03T17:45:17</dc:date>
    <dc:language>es-ES</dc:language>
    <meta:editing-cycles>2</meta:editing-cycles>
    <meta:editing-duration>PT11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01" meta:character-count="687"/>
  </office:meta>
</office:document-meta>
</file>